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5f1" officeooo:paragraph-rsid="001b05f1"/>
    </style:style>
    <style:style style:name="P2" style:family="paragraph" style:parent-style-name="Standard">
      <style:text-properties officeooo:paragraph-rsid="001b05f1"/>
    </style:style>
    <style:style style:name="P3" style:family="paragraph" style:parent-style-name="Standard">
      <style:text-properties fo:font-style="italic" officeooo:rsid="001b05f1" officeooo:paragraph-rsid="001b05f1" style:font-style-asian="italic" style:font-style-complex="italic"/>
    </style:style>
    <style:style style:name="P4" style:family="paragraph" style:parent-style-name="Standard">
      <style:text-properties fo:font-style="italic" officeooo:rsid="001b05f1" officeooo:paragraph-rsid="001b7d01" style:font-style-asian="italic" style:font-style-complex="italic"/>
    </style:style>
    <style:style style:name="P5" style:family="paragraph" style:parent-style-name="Standard">
      <style:text-properties fo:font-style="italic" officeooo:rsid="001b7d01" officeooo:paragraph-rsid="001b7d01" style:font-style-asian="italic" style:font-style-complex="italic"/>
    </style:style>
    <style:style style:name="T1" style:family="text">
      <style:text-properties officeooo:rsid="001b05f1"/>
    </style:style>
    <style:style style:name="T2" style:family="text">
      <style:text-properties fo:color="#ce9178" style:font-name="Droid Sans Mono" fo:font-size="10.5pt" fo:font-weight="normal" fo:background-color="#1f1f1f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b7d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uthentication and login <text:line-break/><text:line-break/>post <text:s text:c="2"/>== /login = verify <text:s/>the email and password to login <text:s text:c="2"/>returns a temporary token <text:line-break/><text:line-break/>post <text:s text:c="2"/>== /verify-2fa <text:s/>= verify the code and returns the final JWT <text:line-break/><text:line-break/>post <text:s/>== /resend-2fa = resends the new 2fa code <text:line-break/></text:span></text:p>
      <text:p text:style-name="P2"/>
      <text:p text:style-name="P2"/>
      <text:p text:style-name="P1">Admin </text:p>
      <text:p text:style-name="P1"/>
      <text:p text:style-name="P1">get <text:s/>== /users = fetches all users</text:p>
      <text:p text:style-name="P1"/>
      <text:p text:style-name="P1">post == /users = Creates a new user (advisor and client)</text:p>
      <text:p text:style-name="P1"/>
      <text:p text:style-name="P1">post == <text:span text:style-name="T3">client&lt;int:client/assign <text:s/>= (</text:span><text:span text:style-name="T4">assign client to an advisor </text:span><text:span text:style-name="T3">)</text:span></text:p>
      <text:p text:style-name="P1"><text:span text:style-name="T3"/></text:p>
      <text:p text:style-name="P1">put == /users/&lt;int:user_id&gt; = Updates a user’s active status </text:p>
      <text:p text:style-name="P1"/>
      <text:p text:style-name="P1">delete <text:s/>== <text:s/><text:span text:style-name="T3">users/&lt;int:user_id&gt; = Delete a user</text:span></text:p>
      <text:p text:style-name="P1"><text:span text:style-name="T3"/></text:p>
      <text:p text:style-name="P3">get == forms/&lt;form_name &gt;= Fetches the field’s for investor profile. Assets, liabilities</text:p>
      <text:p text:style-name="P3"/>
      <text:p text:style-name="P4">get == content/&lt;page_slug&gt; = fetches the content for the content governance page<text:line-break/><text:line-break/>put == content/&lt;page_slug&gt; = <text:span text:style-name="T5">updates the content in the governance<text:line-break/><text:line-break/>post == forms/&lt;form_name&gt;/fields <text:s text:c="2"/>= creates a new field for the dynamic form<text:line-break/><text:line-break/><text:line-break/><text:line-break/>Advisor</text:span></text:p>
      <text:p text:style-name="P4"/>
      <text:p text:style-name="P5">get == clients = fetches the all clients<text:line-break/><text:line-break/>get == clients/&lt;int:client_id&gt; = fetches all profile details for the client<text:line-break/><text:line-break/></text:p>
      <text:p text:style-name="P1"><text:span text:style-name="T2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3T09:54:15.775007616</meta:creation-date>
    <dc:date>2025-08-13T10:12:48.205536608</dc:date>
    <meta:editing-duration>PT5M2S</meta:editing-duration>
    <meta:editing-cycles>1</meta:editing-cycles>
    <meta:document-statistic meta:table-count="0" meta:image-count="0" meta:object-count="0" meta:page-count="1" meta:paragraph-count="10" meta:word-count="150" meta:character-count="949" meta:non-whitespace-character-count="776"/>
    <meta:generator>LibreOffice/6.4.7.2$Linux_X86_64 LibreOffice_project/40$Build-2</meta:generator>
  </office:meta>
</office:document-meta>
</file>